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170.61mm" svg:y="4.45mm">
            <draw:object draw:notify-on-update-of-ranges="Arkusz1.D3:Arkusz1.D8 Arkusz1.G3:Arkusz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delta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E3]*[.E3]" office:value-type="float" office:value="36" calcext:value-type="float">
            <text:p>36</text:p>
          </table:table-cell>
          <table:table-cell table:formula="of:=[.F3]-[.$C$3]" office:value-type="float" office:value="-4" calcext:value-type="float">
            <text:p>-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([.E3]+([.$C$3]/[.E3]))/2" office:value-type="float" office:value="6.33333333333333" calcext:value-type="float">
            <text:p>6,33333333333333</text:p>
          </table:table-cell>
          <table:table-cell table:formula="of:=[.E4]*[.E4]" office:value-type="float" office:value="40.1111111111111" calcext:value-type="float">
            <text:p>40,1111111111111</text:p>
          </table:table-cell>
          <table:table-cell table:formula="of:=[.F4]-[.$C$3]" office:value-type="float" office:value="0.111111111111121" calcext:value-type="float">
            <text:p>0,11111111111112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([.E4]+([.$C$3]/[.E4]))/2" office:value-type="float" office:value="6.32456140350877" calcext:value-type="float">
            <text:p>6,32456140350877</text:p>
          </table:table-cell>
          <table:table-cell table:formula="of:=[.E5]*[.E5]" office:value-type="float" office:value="40.0000769467528" calcext:value-type="float">
            <text:p>40,0000769467528</text:p>
          </table:table-cell>
          <table:table-cell table:formula="of:=[.F5]-[.$C$3]" office:value-type="float" office:value="0.0000769467528485279" calcext:value-type="float">
            <text:p>7,69467528485279E-0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([.E5]+([.$C$3]/[.E5]))/2" office:value-type="float" office:value="6.32455532033968" calcext:value-type="float">
            <text:p>6,32455532033968</text:p>
          </table:table-cell>
          <table:table-cell table:formula="of:=[.E6]*[.E6]" office:value-type="float" office:value="40.000000000037" calcext:value-type="float">
            <text:p>40,000000000037</text:p>
          </table:table-cell>
          <table:table-cell table:formula="of:=[.F6]-[.$C$3]" office:value-type="float" office:value="0.0000000000369979602510284" calcext:value-type="float">
            <text:p>3,69979602510284E-1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([.E6]+([.$C$3]/[.E6]))/2" office:value-type="float" office:value="6.32455532033676" calcext:value-type="float">
            <text:p>6,32455532033676</text:p>
          </table:table-cell>
          <table:table-cell table:formula="of:=[.E7]*[.E7]" office:value-type="float" office:value="40" calcext:value-type="float">
            <text:p>40</text:p>
          </table:table-cell>
          <table:table-cell table:formula="of:=[.F7]-[.$C$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([.E7]+([.$C$3]/[.E7]))/2" office:value-type="float" office:value="6.32455532033676" calcext:value-type="float">
            <text:p>6,32455532033676</text:p>
          </table:table-cell>
          <table:table-cell table:formula="of:=[.E8]*[.E8]" office:value-type="float" office:value="40" calcext:value-type="float">
            <text:p>40</text:p>
          </table:table-cell>
          <table:table-cell table:formula="of:=[.F8]-[.$C$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0:05:10.910493736</meta:creation-date>
    <dc:date>2021-02-12T10:20:11.196047025</dc:date>
    <meta:editing-duration>PT15M1S</meta:editing-duration>
    <meta:editing-cycles>1</meta:editing-cycles>
    <meta:document-statistic meta:table-count="1" meta:cell-count="3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9cm" svg:y="0.316cm" chart:style-name="ch2">
          <text:p>poszukiwanie pierwiastka</text:p>
        </chart:title>
        <chart:subtitle svg:x="6.699cm" svg:y="1.275cm" chart:style-name="ch3">
          <text:p>(wykres delty)</text:p>
        </chart:subtitle>
        <chart:plot-area chart:style-name="ch4" table:cell-range-address="Arkusz1.D3:Arkusz1.D8 Arkusz1.G3:Arkusz1.G8" svg:x="0.32cm" svg:y="2.138cm" svg:width="15.36cm" svg:height="6.682cm">
          <chartooo:coordinate-region svg:x="1.153cm" svg:y="2.337cm" svg:width="14.433cm" svg:height="6.2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G3:Arkusz1.G8" chart:class="chart:scatter">
            <chart:domain table:cell-range-address="Arkusz1.D3:Arkusz1.D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D3:Arkusz1.D8</svg:desc>
                </draw:g>
              </table:table-cell>
              <table:table-cell office:value-type="float" office:value="-4">
                <text:p>-4</text:p>
                <draw:g>
                  <svg:desc>Arkusz1.G3:Arkusz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1111111111121">
                <text:p>0.111111111111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769467528485279">
                <text:p>0.0000769467528485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00000369979602510284">
                <text:p>0.0000000000369979602510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